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5135f" officeooo:paragraph-rsid="0005135f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05135f" officeooo:paragraph-rsid="0005135f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text-properties fo:font-size="16pt" fo:font-style="italic" style:text-underline-style="none" fo:font-weight="normal" officeooo:rsid="0005135f" officeooo:paragraph-rsid="0005135f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d430"/>
    </style:style>
    <style:style style:name="T3" style:family="text">
      <style:text-properties style:text-underline-style="none" officeooo:rsid="0008b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 projet NSI</text:p>
      <text:p text:style-name="P1"/>
      <text:p text:style-name="P2">semaine du 28 mars</text:p>
      <text:p text:style-name="P2"/>
      <text:p text:style-name="P2">Léa :<text:span text:style-name="T1"> recherche photos</text:span><text:span text:style-name="T3">+ questions</text:span></text:p>
      <text:p text:style-name="P3"/>
      <text:p text:style-name="P2">Nicolas :<text:span text:style-name="T2">code page d’accueil quiz</text:span></text:p>
      <text:p text:style-name="P2"/>
      <text:p text:style-name="P2">Mathilde : <text:span text:style-name="T2">code page d’accueil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3:56:00.478000000</meta:creation-date>
    <dc:date>2022-03-28T10:52:12.280000000</dc:date>
    <meta:editing-duration>PT29M41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5" meta:word-count="22" meta:character-count="134" meta:non-whitespace-character-count="117"/>
  </office:meta>
</office:document-meta>
</file>